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0.01cm" fo:margin-left="4.461cm" table:align="left" fo:background-color="transparent">
        <style:background-image/>
      </style:table-properties>
    </style:style>
    <style:style style:name="Table1.A" style:family="table-column">
      <style:table-column-properties style:column-width="5.006cm"/>
    </style:style>
    <style:style style:name="Table1.B" style:family="table-column">
      <style:table-column-properties style:column-width="5.004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be33d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1.B1" style:family="table-cell">
      <style:table-cell-properties fo:background-color="#5eb91e" fo:padding="0.097cm" fo:border="1pt solid #000000" style:writing-mode="page">
        <style:background-image/>
      </style:table-cell-properties>
    </style:style>
    <style:style style:name="Table1.A2" style:family="table-cell">
      <style:table-cell-properties fo:background-color="#f6f9d4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1.B2" style:family="table-cell">
      <style:table-cell-properties fo:background-color="#bbe33d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657cd" officeooo:paragraph-rsid="000657cd"/>
    </style:style>
    <style:style style:name="P2" style:family="paragraph" style:parent-style-name="Table_20_Contents">
      <style:paragraph-properties fo:text-align="end" style:justify-single-word="false"/>
      <style:text-properties officeooo:rsid="000657cd" officeooo:paragraph-rsid="000657cd"/>
    </style:style>
    <style:style style:name="P3" style:family="paragraph" style:parent-style-name="Table_20_Contents">
      <style:paragraph-properties fo:text-align="center" style:justify-single-word="false"/>
      <style:text-properties officeooo:rsid="000657cd" officeooo:paragraph-rsid="000657cd"/>
    </style:style>
    <style:style style:name="P4" style:family="paragraph" style:parent-style-name="Table_20_Contents">
      <style:paragraph-properties fo:text-align="center" style:justify-single-word="false"/>
      <style:text-properties fo:font-size="24pt" fo:font-weight="bold" officeooo:rsid="000657cd" officeooo:paragraph-rsid="000657cd" style:font-size-asian="24pt" style:font-weight-asian="bold" style:font-size-complex="24pt" style:font-weight-complex="bold"/>
    </style:style>
    <style:style style:name="P5" style:family="paragraph" style:parent-style-name="Text_20_body" style:master-page-name="">
      <loext:graphic-properties draw:fill="none"/>
      <style:paragraph-properties fo:margin-left="0cm" fo:margin-right="2.499cm" fo:margin-top="0cm" fo:margin-bottom="0.247cm" style:contextual-spacing="false" fo:line-height="115%" fo:text-indent="0cm" style:auto-text-indent="false" style:page-number="auto" fo:background-color="transparent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gr1" style:family="graphic">
      <style:graphic-properties draw:stroke="none" svg:stroke-color="#000000" draw:fill="none" draw:fill-color="#ffffff" fo:min-height="1.0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99cm" svg:stroke-color="#000000" draw:marker-start-width="0.651cm" draw:marker-end="Arrow_20_short" draw:marker-end-width="0.651cm" draw:fill-color="#000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99cm" svg:stroke-color="#000000" draw:marker-start-width="0.651cm" draw:marker-end="Arrow_20_short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3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6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Text_20_body"><draw:frame text:anchor-type="paragraph" draw:z-index="6" draw:name="Shape3" draw:style-name="gr1" draw:text-style-name="P6" svg:width="3.197cm" svg:height="1.071cm" svg:x="2.611cm" svg:y="0.342cm"><draw:text-box><text:p><text:span text:style-name="T1">Subjektiv</text:span></text:p></draw:text-box></draw:frame><draw:frame text:anchor-type="paragraph" draw:z-index="7" draw:name="Shape3_0" draw:style-name="gr1" draw:text-style-name="P6" svg:width="3.197cm" svg:height="1.071cm" svg:x="2.611cm" svg:y="0.342cm"><draw:text-box><text:p><text:span text:style-name="T1">Subjektiv</text:span></text:p></draw:text-box></draw:frame></text:p>
      <text:p text:style-name="Text_20_body"><draw:line text:anchor-type="paragraph" draw:z-index="4" draw:name="Shape2" draw:style-name="gr3" draw:text-style-name="P8" svg:x1="3.757cm" svg:y1="9.722cm" svg:x2="3.757cm" svg:y2="0.527cm"><text:p/></draw:lin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text:anchor-type="paragraph" draw:z-index="2" draw:name="Shape1_1" draw:style-name="gr5" draw:text-style-name="P10" svg:width="3.656cm" svg:height="2.359cm" svg:x="-5.032cm" svg:y="4.937cm"><draw:text-box><text:p text:style-name="P9"><text:span text:style-name="T1">Datenqualität niedrig</text:span></text:p></draw:text-box></draw:frame><draw:frame text:anchor-type="paragraph" draw:z-index="3" draw:name="Shape1_2" draw:style-name="gr4" draw:text-style-name="P10" svg:width="3.818cm" svg:height="1.853cm" svg:x="-5.121cm" svg:y="0.086cm"><draw:text-box><text:p text:style-name="P9"><text:span text:style-name="T1">Datenqualität hoch</text:span></text:p></draw:text-box></draw:frame></text:p>
            <text:p text:style-name="Table_20_Contents"/>
            <text:p text:style-name="Table_20_Contents"/>
            <text:p text:style-name="P4">II</text:p>
            <text:p text:style-name="Table_20_Contents"/>
            <text:p text:style-name="Table_20_Contents"/>
          </table:table-cell>
          <table:table-cell table:style-name="Table1.B1" office:value-type="string">
            <text:p text:style-name="P1"/>
            <text:p text:style-name="P1"/>
            <text:p text:style-name="P1"/>
            <text:p text:style-name="P4">IV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2"/>
            <text:p text:style-name="P2"/>
            <text:p text:style-name="P2"/>
            <text:p text:style-name="P4">I</text:p>
            <text:p text:style-name="Table_20_Contents"/>
            <text:p text:style-name="Table_20_Contents"/>
            <text:p text:style-name="Table_20_Contents"/>
          </table:table-cell>
          <table:table-cell table:style-name="Table1.B2" office:value-type="string">
            <text:p text:style-name="P3"/>
            <text:p text:style-name="P3"/>
            <text:p text:style-name="P3"/>
            <text:p text:style-name="P4">III</text:p>
          </table:table-cell>
        </table:table-row>
      </table:table>
      <text:p text:style-name="Standard"><draw:frame text:anchor-type="paragraph" draw:z-index="0" draw:name="Shape1" draw:style-name="gr6" draw:text-style-name="P10" svg:width="3.947cm" svg:height="1.655cm" svg:x="4.748cm" svg:y="1.372cm"><draw:text-box><text:p text:style-name="P9"><text:span text:style-name="T1">Datenqualität niedrig</text:span></text:p></draw:text-box></draw:frame><draw:frame text:anchor-type="paragraph" draw:z-index="1" draw:name="Shape1_0" draw:style-name="gr5" draw:text-style-name="P10" svg:width="4.763cm" svg:height="2.359cm" svg:x="9.668cm" svg:y="1.482cm"><draw:text-box><text:p text:style-name="P9"><text:span text:style-name="T1">Datenqualität hoch</text:span></text:p></draw:text-box></draw:frame><draw:line text:anchor-type="paragraph" draw:z-index="5" draw:name="Shape2_0" draw:style-name="gr2" draw:text-style-name="P7" svg:x1="3.757cm" svg:y1="0.634cm" svg:x2="15.531cm" svg:y2="0.623cm"><text:p/></draw:line><draw:frame text:anchor-type="paragraph" draw:z-index="8" draw:name="Shape3_1" draw:style-name="gr1" draw:text-style-name="P6" svg:width="3.197cm" svg:height="1.071cm" svg:x="16.016cm" svg:y="0.224cm"><draw:text-box><text:p><text:span text:style-name="T1">Objektiv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_20_short" draw:display-name="Arrow short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2T13:38:08.759517549</meta:creation-date>
    <dc:date>2021-02-12T13:56:11.897137106</dc:date>
    <meta:editing-duration>PT7M2S</meta:editing-duration>
    <meta:editing-cycles>1</meta:editing-cycles>
    <meta:document-statistic meta:table-count="1" meta:image-count="0" meta:object-count="0" meta:page-count="1" meta:paragraph-count="4" meta:word-count="4" meta:character-count="8" meta:non-whitespace-character-count="8"/>
    <meta:generator>LibreOffice/7.0.3.1$Linux_X86_64 LibreOffice_project/00$Build-1</meta:generator>
  </office:meta>
</office:document-meta>
</file>